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use-regular-expressions="false" table:use-wildcards="true">
        <table:iteration table:status="enable"/>
      </table:calculation-settings>
      <table:table table:name="Keyword Stats VIP transport 2020-02-19 at 13_22_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in </text:p>
            <text:p>Search</text:p>
            <text:p>Volume</text:p>
          </table:table-cell>
          <table:table-cell office:value-type="string" calcext:value-type="string">
            <text:p>Max </text:p>
            <text:p>Search </text:p>
            <text:p>Volum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</text:p>
            <text:p>(indexed </text:p>
            <text:p>Value)</text:p>
          </table:table-cell>
          <table:table-cell office:value-type="string" calcext:value-type="string">
            <text:p>Top of </text:p>
            <text:p>page bid </text:p>
            <text:p>(low range)</text:p>
          </table:table-cell>
          <table:table-cell office:value-type="string" calcext:value-type="string">
            <text:p>Top of </text:p>
            <text:p>page bid </text:p>
            <text:p>(high rang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amp;beyond okavango delt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 bedroom vill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asons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tar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 star hotels in greec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tar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7 luxury suites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7 luxury suites athen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best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adults onl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adults only all inclusive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all inclusive dea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all inclusive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all inclusiv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all inclusive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all inclusiv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all inclusive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all inclusiv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crete holiday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famil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family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greek island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lida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neymo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tel greece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tel 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athens rivie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tels greece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tels in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tels in agios nikolao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tels in athens city cent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in cret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hotels in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in greec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in greece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hotels in greece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tels in zant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hotels peloponne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kid friendly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kid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last minute vacatio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luxury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star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romantic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rv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vacation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star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star weekend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 star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star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9 luxury hotel nafpli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hofe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&amp;g worldwide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c chauffeured limousi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irondack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ults only bout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ults only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ults on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ults onl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ventur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egean luxury hotel &amp;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olos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fordable 5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ordable all inclusive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ordable luxury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ordabl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ordabl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ordable 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ordable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ordable spa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fordable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galia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gios nikola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r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hdab luxury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igialos hotel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gialos luxury traditional settlement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gialo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rbnb acquires luxury retrea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irbnb buys luxury retrea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rbnb deer valley ski in ski ou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irbnb luxury retrea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rport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rport chauffeur ca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irport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rport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rport luxury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irport transf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kti oneirou luxury camping sithonia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granza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egranz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exclusive beach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exclusive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exclusive honeymo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 luxury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adults only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nclusive all adult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american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caribbean resorts with private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caribbean resorts with private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private islan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ran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resort spa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resort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nclusive resorts top 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nclusive resorts with plung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resorts with private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resorts with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resorts with villa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resorts with villas for grou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inclusive safar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spa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l inclusive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nclusive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mykonos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sta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 star chauffeured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n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n private jet tour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n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n resort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ngir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zing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azing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rican express fin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35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rican express fine resorts and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35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rican express leading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rican express leading hotels 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erican expres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rican express luxury hotels 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erican express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rican express platinum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rican luxury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ex fin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x fine hotel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x fine resorts and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9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x leading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x leading hotels of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x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x platinum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k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ntara 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a princess boutique hotel &amp;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beyond safar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omeda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ronis exclusive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droni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dronis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dronis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onis suites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 luxury suites fi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ipar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iparos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artments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a grand lindo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luxury suites hotel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luxury suites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luxury suites santorini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luxury suites santorini 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luxury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luxury suites santorini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mare luxury suites imerovigl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mar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a suites imerovigli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grand greece rhodes lind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grand hotel lindo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quagrand hotel lindos rhod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grand rhod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chova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pelago luxury hotel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pelagos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pelagos mykono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ia luxury airport transf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ion hotel vouliagme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ion resort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izona spas 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kadia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ound the world by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 maisons luxur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 maisons luxury santorini hotels aspaki &amp; oia castl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 maison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 mare elia suit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 mare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 mare suit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paki by art maisons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paki by art maison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paki hotel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paki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aki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paki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4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ir alexandroupolis grecotel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alexandroupoli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athen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ir palace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beach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ir palace pat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ir palace resort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ir palace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tir palace vouliagme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ir palace vouliagmeni s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aeum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aeum palace &amp;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aeum palace and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aeum palace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aeum palace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aeum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5 star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astir pala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6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beach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s best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edition luxury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grande bretag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mansion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mansion luxury suites websi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s mansion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 plaza luxury apartm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s version luxury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ina hotel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ina luxur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ina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ina luxury suite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ina luxury suites in santorini islan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ina luxury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in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ina suites fi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in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ina villa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os villa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os villas nea ro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p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hotel rhod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hotel rhodes ix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ixi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luxury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greece rhodes ix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hotel ixi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hotel rhodes tow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ixi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luxury resort hotel &amp; spa ixi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luxury resort hotel &amp;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luxury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resort and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platinum resort hotel &amp;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rhod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rhode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rhodes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rhode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ium platinum spa &amp;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platinum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resort and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rium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rhod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rhodes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rium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 luxur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 luxury suites imerovigl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rora luxury suites santorini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ror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ovip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ton hotel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ton luxury resort tsiliv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luxury resort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luxury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ton luxury villa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luxury villas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ton luxury villas resort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ton luxury villas resort halkidiki grec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luxury villas resort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aton nea ro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resort and spa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ton resort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nue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enue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i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i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zur boutique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hama sands luxu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hama sands luxu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nks peninsula luxury accommodat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ach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ch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ch resort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ch resort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chfront accommodatio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chfron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chfront vill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chfront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utiful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utiful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utiful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utiful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la vista luxury apartments thass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mond pullman day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mond pullman train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mond train journ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mond train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lvedere hotel &amp; luxury suites in vassilikos zan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lvedere hotel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vedere hotel zante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lvedere suites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lvedere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tle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ntle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ntle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ntle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rkshire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rkshire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poke holiday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poke luxur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poke travel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poke trav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4 star hotel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5 star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5 star all inclusive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5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5 star all inclusive resorts in mayan rivie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5 star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5 star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5 star hotel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5 star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5 star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5 star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accommodation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ccommodation in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accommodatio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adults onl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dults onl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all inclusive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ll inclusiv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ll inclusive mediterran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ll inclusive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all inclusive vil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all inclusive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hotels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each hotel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each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each hotels in greece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each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each hotels in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hotels near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each hotels near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each resort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each resort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resort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each resorts in greece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 resorts in greece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each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front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fron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eachfront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outiqu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boutique hotel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boutique hotel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outique hotels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bout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eco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european all inclusiv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five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glamping vacatio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golf and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golf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neymoon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folegand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 in greece for honeymo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in oia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 in santorini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 in santorini for honeymo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in santorini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2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in santorini with caldera vie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 in the wor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in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 in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 mykonos tow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 view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for a romantic getaw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for kid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for kid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for romantic getaw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for romantic getaw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halkid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fir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greec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greece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in greece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greec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in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halkid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lind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lindo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monemvas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mykonos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oia santorini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orno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in peloponne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santorini greec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in santorini with a vie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santorini with infinity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in santorini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in thir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of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on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sultanahm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to stay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to stay in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to stay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hotels to stay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to visi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hotels with caldera view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hotels with private pool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island resort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island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island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island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island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island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island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adventur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adventur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all inclusive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all inclusive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beach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beach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caribbean resort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caribbean resort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caribbean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caribbean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d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d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experien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hote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family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famil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vacations 20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vacations 20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family vac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hiking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hiking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holiday destin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hotels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hote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hotel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hotel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2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kid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kid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private jet around the world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resorts east coa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resorts east coa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resorts for ki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resorts for ki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train journ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train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travel agenc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5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luxury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vacation club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vacation club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luxury vac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vac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weekend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luxury weekend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marriot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marriot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mediterranean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mediterranean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mexica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mexica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mountain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new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new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pool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privat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private island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island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jet charter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jet companie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private jet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private jet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privat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privat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ated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ated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laxing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laxing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lax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lax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and spa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and spa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br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for fami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for fami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in halkidiki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in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in worl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in worl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 near by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near by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pla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pools east coa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pools east coa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spa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spa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 vacation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 vacation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s 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chani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s in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crete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crete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greece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greece for famili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mayan rivie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mayan rivie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mykono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s in par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esorts in peloponne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rhode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the world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in the world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nearb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resorts to stay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resorts to stay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omant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omant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omantic spa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romantic spa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ecluded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ecluded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mall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mall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outh america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outh america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outh goa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outh goa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outh pacif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outh pacif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spa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spa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spa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 for girlfrie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pa resorts for girlfrie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pa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spa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 in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 in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pa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pa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suite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urf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surf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vacation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acation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illas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illa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3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villas in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illa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villas in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villa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villa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illas in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vip chauffeured worldwid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 wellness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wellness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st winter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st winter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h13 chauff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h13 chauff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anca luxury vill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mini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mini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ack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ack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ack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 lane luxury limousine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ack lane luxury limousine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acklan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an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an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an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ane qatar air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lane qatar air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lin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in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carpe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 carpet hotel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carpet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carpet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dream luxury villa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dream villa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a luxury collection by marriott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a luxury collection resort &amp; spa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a luxury collection resort and spa crete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cre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crete a luxury collection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cret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cret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crete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elound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elound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elounda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herakl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 palace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luxury collectio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luxury collection resort &amp; spa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plak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plak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&amp;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&amp; spa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resort &amp; sp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 palace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resort and spa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and sp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 palac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palace resort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elound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palace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resort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line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line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heme hotel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e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e mykonos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heme mykonos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e mykonos small luxury hotels of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heme mykonos tow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ia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ian paros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ing cavo tagoo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ing mykonos cavo tago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tique 5 star hotel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iqu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tiqu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tique family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ique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ique hot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 cret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 skopel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s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s greec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hotels in greece by the se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p luxury ca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q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aithwaites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ckingham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ckingham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dget luxur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sines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sines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siness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siness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l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l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ler's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ler's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 sk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dera yachting santorini luxury cruis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margo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margo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adia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adia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ary island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ry island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ves oia hotel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aves oia luxury resorts and villas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ves oia luxury resort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aves oia luxury resort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aves oia luxury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ves oia luxury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ves oia suites &amp; sp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aves oi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ves oia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pe cod resort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pe cod resort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pe cod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e cod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tain's choice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ey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ey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bbean 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five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five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islands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islands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ibbean ki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ibbean ki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ibbean luxury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ibbean luxury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ibbean luxury gol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bbean luxury gol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bbean luxury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bbean luxury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bbean villa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ibbean villa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tier service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ered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skill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skill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olymp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greece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hotel mykonos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imerovigl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booki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cave pool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chart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greece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holi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hotel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pool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price per nigh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ra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mykonos resort in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mykonos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town vill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mykonos vill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resort in mykonos islan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vo tagoo resort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santorin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santorini booki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santorini cav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santorini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o tagoo santorini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o tagoo santorini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ia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i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ton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rlton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air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air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airport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busin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ca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ca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ca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ca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cars yarra vall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cars yarra vall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cit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cit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driv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driv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drive service emira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drive service emira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driv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driv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emirat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emirat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for the 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for the 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merce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merce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my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my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personal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personal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pick u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prive driver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prive driver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rat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rat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sedan car servi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sedan car servi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 servi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servi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service stans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service stans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services brazi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services brazi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taxi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taxi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eur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ed by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ed by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ed services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ed services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but luxurious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but luxurious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holiday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luxury hotel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 luxury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luxury vacation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luxury vacation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villas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villa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ap villa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 villas in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est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est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est 5 star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est 5 star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apest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est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apest private jet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lidon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lidoni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ic by royalt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c by royalt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loe luxury hotel kastor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elo luxury villa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t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t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se protection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se protection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nection chauffeur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ol hotel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ol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olest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5 star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5 star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adults onl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all inclusive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domes mirama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greece best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holiday villas with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fu imperial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infinity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luxury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fu luxury apartm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luxury collec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luxur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fu luxury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fu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luxury villas with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mirama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private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top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fu town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fu villas to ren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inthia hotel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sta navarino westin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3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a rican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a rican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ples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ples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ples resort sp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ples resort sp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w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w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awford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a blue luxury collec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a palace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5 star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5 star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5 star hotel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all ex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best hotel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blu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blue palac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boutique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luxury holiday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t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luxury villas for r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3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te resorts all inclusiv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royal blue resort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spa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spa hotel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te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stella islan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stella island luxury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te stella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ss country luxury tra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ystal cruise build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ystal cruise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ystal cruises greece 20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ystal cruises t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v villas corfu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v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v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v villas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v villas lefka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v villas pax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l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l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os cove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cret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os cove cret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os cove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cret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os cove crete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os cov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luxury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os cove luxury resort &amp;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luxury resort &amp;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os cove luxury resort and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os cove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3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ove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os hotel thessalon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luxury hotel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luxury living hotel thessalon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luxury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thessalonik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os thessaloniki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i hotel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ma vill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ae villas koutouloufar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nai hotel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trips on belmond orient expr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c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c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c chauffeur servi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c chauffeur servi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 light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ight boutique hotel small luxury hotels of the world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uxe hotel chani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er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ign hotel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ign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tination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tination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vine's worldwide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mitrious luxury apartments thass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onysos boutique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count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ney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ney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ne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ne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ney world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ney world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ney world most expensiv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ney world most expensiv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ani carav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ani caravel athens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ani caravel hot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ani caravel hotel athen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ani caravel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ani caravel hotel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ani corfu palace hotel corf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lux trav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me miramare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corfu mirama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mes miramare corf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miramare corfu 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miramare corfu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mes miramare corfu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miramare corfu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mes miramare corfu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mes miramare corfu marriot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mes miramare corfu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mes miramare corfu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miramare hotel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s resort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am hotel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am villa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ams luxur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s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s luxury suites santorini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s luxury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3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ams punta cana resort &amp; spa un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eams punta cana resort &amp; spa un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eams riviera cancun resort &amp; spa un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s riviera cancun resort &amp; spa un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ams sands cancun resort &amp; spa unlimit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eams sands cancun resort &amp; spa unlimit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eam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ios paros luxury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ivania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vania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v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v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ast coast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ast coast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ast coas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ast coas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cho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o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oes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o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o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o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rini luxury hotel villas patm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rini luxury villas patm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rini patm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rini villas patm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k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ct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ct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gance hotel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gance luxury executive suites zan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gance luxury suites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gance suite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gant vill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a luxury vill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a resort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a suit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suites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suites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ite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vip shuttl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ounda beac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ounda bl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ounda blue palace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ounda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ound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ounda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ound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ysia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erald luxury suites thass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lia luxury apartments sy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airline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airline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airline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airline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airlines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airlines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blackla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blackla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busines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busines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business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business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driv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chauffeur driv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chauffeur driv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driv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drive ca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drive ca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drive cit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servi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chauffeur servi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chauffeur servic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service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service chenna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service chenna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service cit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service cit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service jf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service jf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chauffeur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chauffeur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irates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limo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limo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irates limousi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limousi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rates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ire luxury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pire luxury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os luxury suite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os luxury suites kriopig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ietta luxury apartment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etta studios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peros palace hotel kastor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ihad airway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ihad airway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ihad chauffeur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ihad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ihad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ts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s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a palace grecotel luxury resort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el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el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greek islan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lusive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lusive resorts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resorts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resorts lo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resorts lo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travel ag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lusive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lusive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adults on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adults on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ar chauff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ar chauff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a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a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hauffeur servic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chauffeur servic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otic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otic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otic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ensive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resort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ensive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ensive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lcon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lcon luxury travel dmc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liraki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liraki hotel la marqui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ily friend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mily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mily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ily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ily villa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mily villa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3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ily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mous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nc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nc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nc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nc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ncy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ncy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ncy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ncy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bo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bo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mal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ippos luxury apartments nikit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oxenion apartments nafpli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oxenion nafpli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 hotels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 hotels resorts american expr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35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 hotels resorts am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est playa mujeres all inclusive packa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nest playa mujeres all inclusive packa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nikia oia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dults onl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dults onl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ll inclusiv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lliance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allianc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greec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hotel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ve star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ve star hotels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ve star hote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ve star hotels in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ve star hotels in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ve star hotels in k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hotels in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hotel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ve sta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ightlink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ightlink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orida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orida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legandr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be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5 star hotel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rbes 5 star hotel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5 star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rbes 5 star sp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five star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five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rbes five star sp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bes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astir palace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astir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astir palace vouliagme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hydr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 seasons je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5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 seasons jet 202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ur seasons jet journe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ur seasons jet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jet to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jet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luxury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ur seasons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new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ur seasons new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private je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ur seasons private jet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ur seasons private jet experien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private jet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ur seasons private jet to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ench polynesia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nch polynesia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nch polynesi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nch polynesi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 wagon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 wagon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lapagos island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lapagos island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boa rainforest resort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mboa rainforest resort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twick airport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twick airport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twick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twick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twick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twick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dm megaron luxury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m megaron luxury hotel herakl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3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kas belvedere luxury suite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rard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rard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amping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amping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obal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bal luxury travel mark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obal vip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ing luxur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lf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lf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d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d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b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b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 cany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 cany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 canyon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 canyon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 hotel de par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 myconia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 resort lagonissi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 resort lagoniss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e bretagne athe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e bretagne athens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e bretagne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e bretagn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ndeur luxury trans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eur luxury transp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at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a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a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co blu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co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co mykonos bl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co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o philia luxury suites &amp; villa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co whit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cotel creta palace luxury resort 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cotel el greco hotel rethymno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cotel lux whit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otel white palace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otel white palace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otel white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cotel white palace rethymno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all inclusive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ama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beach resort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best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best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best hotels for honeymo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cav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cavo tagoo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child friendl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coastal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family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honeymoon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infinity pool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kid friend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luxury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luxury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mykonos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mykonos cavo tago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private pool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resort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resorts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sani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santorini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santorini cav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santorini hotel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small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stella islan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ce suite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 ultra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holidays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k hotel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hotel whit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island holidays all inclusive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island hopping holiday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eek island hotel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island villa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island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k island villas with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k island villa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2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k villas 4 r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k villas boutiqu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oupon luxury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t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lf coa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lf coa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lkidiki 5 star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lkidiki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kidiki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lkidiki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kidiki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kidiki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kidiki sani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oi luxury house and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6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waiian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waiian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waiian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waiian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as boutiqu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klion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klion airport to stella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raklio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klion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berts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mitage ba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rmitage ba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caribbean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caribbean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concier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resort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resort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gh end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travel ag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h end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gh end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king and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king and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lt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lton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lton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3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lton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3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re a villa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liday villas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iday villas in corfu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 villas in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 villas in greece with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 villas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 villas in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iday villa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idays to atrium platinum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s to cavo tagoo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s to santorini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idays with private poo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meaway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away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moon vill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alia palace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manzoe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mbassador aegea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nd sp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nemos luxury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aqua luxury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qu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archipelagos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atrium platinum resort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 cavo tagoo mykon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cavo tagoo mykonos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aios cove luxury resort &amp;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aios cove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3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aios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e crillon karl lagerfe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e crillon renov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e par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e paris in monte car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e paris m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e paris mo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e paris sui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de rome rocco for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elight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2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ivani carav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domes miramare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grande bretagne athen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grande bretagne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grande bretagne athen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grande bretagn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great bretagne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halkidiki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ikaros beach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irides aegin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katikies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la marquise falira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marin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miramare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mykonos cavo tago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mystique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oia santorini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ostraco luxury suit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romanos costa navarin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royal blu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san antonio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santa mari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santa marina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stella island luxury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stella island luxury resort and spa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 thessaloniki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 vill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in gree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in greece with private infinity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s in halkidiki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s in mykono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s in mykonos greec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s in oia santorini with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tels in santorini greec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in santorini with private hot tu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5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on santorini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peloponnese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with private pool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s with private pool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els with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uvafen fushi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vafen fushi res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ra four seasons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r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ia greece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karos beach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hote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luxury resort &amp;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luxury resort &amp; spa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os beach luxury resort &amp; sp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os beach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resort &amp;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karos beach resort &amp;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resort &amp; spa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os beach resort &amp; spa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os beach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beach resort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hote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aros villag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village m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aros village mali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kones suite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ones suites rethymn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tm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ltm ev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perial luxury resort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ian ocean resort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ian ocean resort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ian ocean resort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ian ocean resort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oor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door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inity 180 aloniss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inity poo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g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jau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jau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pirato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ato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pired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ernati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ati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ational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ational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travel lu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rav private jet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olida beach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ides aegin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 and j luxury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&amp;j luxury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ckson hole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ckson hole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ckson hole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ackson hole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agu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gu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tsetter secret escap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ny rock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ny rock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urney with luxu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ya luxury villa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lamata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amat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lar chauffeu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llar chauffeu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pten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pten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pten ub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8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pten ub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8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lagerfeld hotel de crill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path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path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pathos luxury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ssandra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garden fi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garden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mykonos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mykonos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oi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resort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santorin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santorini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ikies santorini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tikies villas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uai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falonia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falonia 5 star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falonia chic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faloni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d friend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d friend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ng george athen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ng george greec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g george hot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 george hotel athens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ng george hotel athen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g george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 george luxury hotel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 george luxury hotel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g george palace hotel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 palace hotel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sbridg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ngsbridg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rkham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rkham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rman sidera luxury &amp; spa coral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lm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m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komo private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komo private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 5 star hotel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 imperial thalasso grecotel luxury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arquise falira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arquise faliraki rhod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arqui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 marquise luxury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arquise resort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arquise rhod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ke como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e como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e of the ozark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ke of the ozark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ke powell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owell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taho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taho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taho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taho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shadweep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shadweep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rge villas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 villas to rent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minute 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minute luxury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hotel am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minut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minut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minute luxury trav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trav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vacation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vacation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minute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minute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vis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x private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x private ca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zaridis hotel apartmani nea ro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ading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ading hotel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ading hotels of the world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ading hotels of the world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ding hotels of the worl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ding resorts of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fkada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kada luxury accommod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fkad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ox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an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ante luxury hotel &amp; spa tsiliv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ante luxury hotel &amp; sp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ante luxury hotel &amp; spa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ante luxury hotel and sp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ante luxury hotel and spa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ante luxury hotel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ante tsiliv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ante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ante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ana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mo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mo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mo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mo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moso luxury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usine chauffeu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ousine chauffeu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ousin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usin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usine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usine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ousine worldwid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ousine worldwid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dos bl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dos blu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ndos blu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hotel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lind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dos blu luxury hotel &amp; suite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3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luxury hotel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blu rhod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ndos blu rhodes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ndos blu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os rhode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of luxury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ving in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spa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spa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spas and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cal spas and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uis vuitton athens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ti luxury travel intelligen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ex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 travel agenc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 travel grou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 tri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star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star travel networ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ious places to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ious places to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ious travels ll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5 star hote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ccommodation baross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ccommodatio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ccommodatio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ccommodatio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dventur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dventur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dventur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dventure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dventure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dventure travel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dventure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dventure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frican safar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frican safar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frican safari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frican safari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frican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frican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irbnb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irport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irport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irport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irport transfers gatwic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irport transfers gatwic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irport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irport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family resorts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family resorts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greece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holiday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hotels in k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ll inclusive resorts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resorts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ll inclusive resorts caribbean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resorts caribbean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all inclusive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partment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apartment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3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partment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partment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partment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ustrali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australi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ackpack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ackpackers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ahia princip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ahia princip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ahi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ahi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each getaw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each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each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each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ea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eachfron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eachfron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outique hotel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outique hotel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out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outique hotel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outique hotel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brooklyn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business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mping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mping sith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 airport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airport trans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 driv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driv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ibbean holiday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ibbean holiday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ribbean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ribbean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ayman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ayman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llectio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llectio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llectio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llection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llectio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ncierg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ncierge ap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ncierge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ncierg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ncierge networ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rfu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ouple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cret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ete holiday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crete villa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oss country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oss country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uis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ruis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custom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eser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eser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estination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destin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isney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isney worl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isney worl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m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dude ranch near yellowsto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ude ranch near yellowsto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ude ran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dude ranch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questria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questria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scape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scap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scapes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scap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scap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scapes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scapes trav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europea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uropean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uropean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europ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europ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events and vip travel dmc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dude ran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dude ran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hotels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hotel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family resorts in spa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resorts in spa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travel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famil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mil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rm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arm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ish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fish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a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etaway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ol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ol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olf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golf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golf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olf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and canyo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and canyo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ce crui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c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ce holiday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greece holiday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k islan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k island cruis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k island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k island hopp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k islan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reek island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k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greek villa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guest ran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guest ran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awaii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awaii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ill country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ill country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liday destin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 destin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 package dea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liday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lida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s corf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s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chani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s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s in cret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lidays in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greece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liday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lidays to crete 20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to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lidays to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neymoon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neymoo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neymo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neymo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neymoon travel ag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neymoo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rseback riding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rseback riding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anti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deal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 discount webs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 greece adults onl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lind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mykonos cavo tago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 resorts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sif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 travel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at cheap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at discount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athen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athens rivie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corfu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corf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cret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greec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greece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hydr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merovigli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chani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crete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s in elound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fir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greece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kassiopi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kefaloni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lefkad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mykonos tow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peloponne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in perissa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hotels in rhod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lefka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nax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near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of the worl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par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hotels pax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hotels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islan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islan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journe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kefalonia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ak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lak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ak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ake taho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ake taho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ifestyle concier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lifestyle managem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lifestyle management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lifestyle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limo las veg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imo las veg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inks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living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arriot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arriot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ayan riviera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ayan riviera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editerranean vacation packag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editerranean vacation packag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exic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exic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ountain chal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ountain chal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ountain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mountai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ountai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mountain resorts east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ountain resorts east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uskok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uskok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ocean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ocean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place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places to go on holi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places to go on holi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privat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privat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private jet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private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il journ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il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ail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anch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nch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n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nch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anch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br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 and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 and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 and villa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 around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around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east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east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 greece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sorts in greece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in the k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in the k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in the sout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in the sout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 near grand cany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near grand cany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sorts near yellowsto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near yellowsto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near yellowstone national par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near yellowstone national par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olympic peninsul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olympic peninsul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sorts with private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treat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5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s airbnb acquisi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treats airbnb acquisi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treats asp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treats asp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etrea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s internation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s internation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retreats travel age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treats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etreats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hodes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oad tri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omantic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omantic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omantic getaway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omantic getaway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omantic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rv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v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v resort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v resort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v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rv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ahara desert to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elf catering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ervic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ervices for the wealth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huttle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huttle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ki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ki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ki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2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mall group journ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pa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pa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panish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panish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pring break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pring break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tella island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ites athen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ite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ite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uites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ites santorini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mmer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umm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umm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un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sur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rf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surf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urf tri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surf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ailor made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eepee res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eepee res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ha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ha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our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ours &amp; travel pte 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ours and travel pte limi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ours of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in holid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i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in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nsfe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nsp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nsp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nsport gree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nsport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nsport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abu dhab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advisor train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agenc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agent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athe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booking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br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busin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club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concier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consulta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destination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destination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destin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destin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experien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expe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for chea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for l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for sing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for sing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group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intelligen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internation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l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mark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market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plann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plann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posh hote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travel s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avel tour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avel zakynth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tri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trip t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club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club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holidays &amp; tours i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holidays &amp; tours in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in paradi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in paradi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acation package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packages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pla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pla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plann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 travel ag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acation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acations and holidays pvt l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s and holidays pvt l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s green p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s green p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s in paradi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acations on a budg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acations on a budg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entures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 cha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 mykonos r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1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anti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corfu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corf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crete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s cre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s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for rent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3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in amalfi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6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in amalfi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6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in anti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s in corfu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illas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in halkid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illas in mil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in pax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s in skopel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6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kefaloni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lefkad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villas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par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9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pax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porto hel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2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to rent in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to rent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villas to rent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villas zakynth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weekend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weekend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wilder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wilder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winter break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winter break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winte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wint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wint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world travel ll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yacht chart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yacht charter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yacht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yacht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xury yellowston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yellowston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xury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ury zant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chu picchu hotel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ne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son des lys luxury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ldive luxury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dive luxury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ia ikaros beach resort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darin orienta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darin oriental spa pr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sion luxury suite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na bay sands 5 star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in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s luxury villa elou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pessa agrini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pessa agrinio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pessa hotel agrini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riott blu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riott bonvoy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bonvoy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greec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mystiqu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riot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riott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yan riviera all inclusive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yan riviera all inclusive resort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ybach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bach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terranean charter yacht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terranean charter yacht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ganisi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garon luxury hote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garon luxury hotel herakl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ltemi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ndip chauffeu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ndip chauffeu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cedes chauffeur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cedes chauffeur c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cede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edes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b worldwide chauffeured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b worldwide chauffeured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dwe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dwe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l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os greece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os luxury accommod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bo villa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mare beach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ramare corfu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mare corfu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mare domes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k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er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ern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ern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nemvasia luxury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i emvasis luxury suites monemvas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cristo estates vacation vil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ecristo estates vacation vil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hl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hly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od boutique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amazing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amazing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amazing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beautiful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beautiful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hotel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 beautiful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beautiful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clusiv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clusiv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caribbean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caribbea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honeymo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clusive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beach resort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holida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holida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hotel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hotel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 expensive island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island resort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islan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resort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sandals res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expensive vacation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expensive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beach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holiday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honeymo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honeymoo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 luxurious places to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sandals reso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ski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t luxurious ski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vacation spo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luxurious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luxurious vac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relaxing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relaxing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relax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t relaxing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t romantic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and mrs smith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rrell chauffeur dri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eum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 chauffeur limousin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 pers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ystiqu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ystique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que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ythical blue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xos collection luxury villas &amp;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x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xo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xos luxury accommod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xos luxury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xos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xos luxury villa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xos villa marand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w century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ice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ice hote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e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e hotels in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e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e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icest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est hotels in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est resort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hi sumba best hotel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riides luxury villa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4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os luxury studios katelios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a suite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cean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ceans luxury vacatio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ia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ia hotel santorin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i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ia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ia vip suit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ega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mega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n the rocks small luxury hotel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e and on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ne of the best hotel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l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 express day trip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ient express day trip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 express day trips 20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 express trip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 express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 express vacation packa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door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vac cavo tagoo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verland chauffeured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verstone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cific northwest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lladium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ladium hotel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ladium hotel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2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las luxury apartments ammoulia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orama luxury nikian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dise island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driver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 shofe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t friendly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t friendly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edra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likas luxury villas ithac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o di loto luxury apartments sy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tinum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inum rhodes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inum rhodes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tinum spa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eiades luxurious villas agios nikolao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iades luxury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iades villa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iades villas crete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cono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ol vill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tman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man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o heli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heli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heli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6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kea suites luxury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 villas &amp; spa zakynth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 villas and sp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o zante villas and spa zakynth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to zante villas zakynth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o zante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zante zakynth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eidonion grand hotel spets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h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tter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mi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mier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mier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mier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mium chauffeur ca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mium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mium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mium famil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stige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cess grace suite hotel de pari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beach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beac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beach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chauffeu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hot tub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infinity poo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island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island getaw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island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island vacation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jet booking pr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booking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jet chart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4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jet charter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4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jet charter cost per ho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charter membershi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jet charter quick quo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jet charter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jet expedi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journe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membership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services 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jet sharing ap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jet tours around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jet world to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pool greece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pool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pool suite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2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shof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suite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villa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villa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 villas canary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villa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vate villas to rent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e yacht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fessional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fessional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fessional drive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ure luxury bu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ure luxury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re luxury limousi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ur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lia resort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artano luxury pa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en of clubs lifestyle luxury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tess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tessentially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gent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x destination sp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laxing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mote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ot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ote romantic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nt villa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dence skia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 and spa package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ort hotel villa santori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ort islan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ort spa packages near 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orts and sp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beac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with beach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rts with spa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itz carlton butl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tz carlton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os palladium hot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lls royce driv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lls royce phantom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 costa navarin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os beac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beach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beach pyl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costa navarin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os hotel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os kalamat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luxury collection hotel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peloponnes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resort costa navarin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os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tic all inclusive beach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tic getaways with private hot tub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tic getaways with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tic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tic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tic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tic scottish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tic spa getaway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antic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se chauffeur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yal airport concierge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al blue luxury beach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yal blue luxury hote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yal blue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al blue resort herakl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al blue resort panormo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al mansour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al mare luxury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yal villa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yalton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dle cliffs mountain lod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ral chauff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pphire chauffeur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vvas luxury suites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ott dunn travel agenc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a dream cruis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 of cortez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mless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cluded isl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clude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ret escapes grec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ret escapes greece all inclus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rets resort &amp;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rets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rets spa and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ed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f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fer ca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fer driv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4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fe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fer tax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ver limo chauffeu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mply greece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tes like secret escap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xt chauffeur servi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el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elos boutiqu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elo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elos hotel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opel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elos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y lux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yfall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h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h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h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h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boutique hotel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bout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boutique hotels kefalon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all group luxury to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all hotel in oia castl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hotels greece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leading hotels of the worl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luxury bout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luxury hotel de witte leli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luxury hotel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luxury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luxury hotels of the worl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luxury hotels travel ag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rt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ith luxury li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ithys chauffeured servic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ule v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stice o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stice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terra resort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eva fushi tour operat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phia luxury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phia suites imerovigl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 cross chauffeur dri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vereign holidays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and resort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getaway for 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 getaways east co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hotels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in gstaa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in resorts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resor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resort dea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 resort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 resort getaway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resort hotel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resort packag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resort package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 resort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resorts for coupl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trip for 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 trip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 wellness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s and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tses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tse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lla island luxury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lla island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ack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ictly moose luxury vacation suit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eno luxury vill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ite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i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legraph athens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legraph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mptation island vip wit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ambassador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atrium platinum rhod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best adults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best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best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best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blu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chauffeur bu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corfu imperial luxury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excelsior hotel thessalonik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grande bretagne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grande bretagne hotel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lesante luxury hotel &amp; spa tsiliv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lesante luxury hotel &amp; spa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lesante luxury hotel &amp; spa zakynth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lesante luxury hotel &amp; spa zan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lesante zakynth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lux travel grou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luxury holiday company orient expres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luxury hotels thessalon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luxury travel grou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most expensive hotel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most expensive vac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privat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royal blue a luxury beach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royal blue cret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royal blue luxury beach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royal blue resort herakl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stella island resort and spa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estin resort costa navarin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estin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westin resort peloponnes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whit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hite palace grecotel luxury crete hot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4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white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 white palace hotel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monies folegandr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rmes villas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ssaloniki hotels 5 sta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os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10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best hotels in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10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10 hotels in mykono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0 hotels in the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0 hotels in world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0 luxury destinations in the worl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0 luxur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private jet charter compan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resort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00 luxury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20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20 best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20 luxury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25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5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5 best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5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5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 star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best hotel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hotels in athen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hotels in greece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hotels in the worl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2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hotels of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hotels of the world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concier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destinations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destination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experience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famil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honeymo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hotels in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luxury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travel agenc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travel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luxury vacation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rated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rated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rated hotels in santori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rated hotel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rated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resort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resort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resorts in the world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resorts in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romantic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spa resort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ten hotel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te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ten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wellness resorts in the worl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uring ca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winds luxury vac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port prive aerop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vcoa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vcoa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vel and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vel lu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vel luxury expe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padvisor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padvisor white palace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rtle island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ber for private je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tra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ltra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ltra luxury holid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ltra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ltra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ltra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ltra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que hotel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que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que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2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que villas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imited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 private je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scale all inclusive resor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scale beach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scale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cation on a yach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cation spas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cations to go crystal cruis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e prestige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let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n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n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 luxury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n luxury lim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dem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ctor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danta luxu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 blue mykono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 by the sea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 elounda grand resort lagoniss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 holiday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 in zante with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 resort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 with private beac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 with private pool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for couples in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llas for rent in greece on the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in gree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in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llas in greece near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in greece to rent with poo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in greece with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in greece with private pool near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in santorini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in zakynthos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in zant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island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on the beach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to rent greece 20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to rent greek island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to rent in corfu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llas to rent in gree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to rent in greece near beac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to rent in greece with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to rent in greece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to rent santorin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s with chef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llas with chef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llas with pools in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2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</table:table-row>
        <table:table-row table:style-name="ro2">
          <table:table-cell office:value-type="string" calcext:value-type="string">
            <text:p>vip 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brother most wante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club corf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p concierg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limousine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serij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shuttle servic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7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sta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suite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suites santorini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p suites santorini review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p suites santorini tripadviso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transpor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p transport compan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p transport ea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p transport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uliagmeni hotels 5 sta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tc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verley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rley chauffeu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bsites like luxury escap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dding limo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dding limo service near m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dding villas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end spa getaway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end spa getaways for o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ekend spa resor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lness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llness resort and sp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lness resort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in astir palace vouliagmen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stin resort costa navarino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in resort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stin resort navarin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ely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4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 lotus athe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ite palace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ite palace hotel gree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ite palace resort cre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hite palace rethymn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 pearl villas halkidik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country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ter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ter spa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tty temptation island vi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 best hotel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ld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ld of luxury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ld top hotel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ld's best all inclusive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ld's best all inclusive resort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ld's best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's best beach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's best hotels 20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ld's best resorts for famili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ld's best wellness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's finest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ld's most expensive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's most expensive holiday destination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wide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wide chauffeur servi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ldwide chauffeured transport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acht mykono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llowstone resorts luxur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our chauffeu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kynthos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ynthos 5 star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kynthos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ynthos villas with private poo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nte 5 star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nte best resor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nte boutique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nte luxury hot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nte luxury villa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n luxury travel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casso handcrafted trave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22">
          <table:table-cell table:number-columns-repeated="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u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5</text:p>
          </table:table-cell>
          <table:table-cell table:number-columns-repeated="2"/>
        </table:table-row>
      </table:table>
      <table:table table:name="List2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dults onl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dults only all inclusive resort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family holiday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holiday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resort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all inclusive vacatio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famil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hotels in greece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hotels in zante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kid friendl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5 star vacation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6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ffordable 5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ffordable all inclusive spa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ffordable 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galia luxury suite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chauffeur servic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exclusive beach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exclusive family holiday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exclusive honeymoon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 luxury servic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adults only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all adults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luxury family holiday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luxury vacatio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private island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 and sp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 spas near m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in athen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top 10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with plunge poo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with private villa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with villa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with villas for famili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resorts with villas for group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spa getaway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spa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inclusive villa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star chauffeur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ll star chauffeured servic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mazing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athen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athen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beach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par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patr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resort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resort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vouliagmeni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stir palace vouliagmeni s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henaeum palace &amp; luxury suites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henaeum palace and luxury suites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henaeum palace athen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henaeum palace luxury suites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hens astir pala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atrium platinum rhode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5 star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5 star all inclusive famil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5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5 star all inclusive resorts in mayan rivier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in the world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island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mediterranean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spa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villa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all inclusive wellness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beachfront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boutiqu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five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hotels in greece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luxury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luxury all inclusive famil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luxury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mexican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new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relaxing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est small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a luxury collection resort &amp; spa elound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elound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heraklion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hotel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plak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&amp; spa elound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&amp; spa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and spa elound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and spa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elound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lue palace resort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boutiqu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auffeur cars yarra valley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auffeur personal drive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eap 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eap luxury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eap luxury vacation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hic by royalton luxur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reta palace luxury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rystal cruise builde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rystal cruise greece 2019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rystal cruises greece 2020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crystal cruises to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dali hotel zakynth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elounda blue palace resort &amp; sp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emerald luxury suites thass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esperos palace hotel kastor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exclusiv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exotic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alcon luxury trave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alcon luxury travel dmcc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aliraki 5 star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aliraki hotel la marquis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anc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emale chauffeur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inest playa mujeres all inclusive packag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ive star adults onl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ive star all inclusiv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five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alapagos islands luxur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amboa rainforest resort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lobal luxury trave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lobal luxury travel marke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lobal vip transp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cotel creta palace luxury resort 5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cotel white palac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all inclusive private poo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beach resort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best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coastal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private pool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small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ce ultra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eek island holidays all inclusive 5 sta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groupon luxury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heraklion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hermitage ba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high end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hotel la marquise faliraki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beach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beach resort &amp;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beach resort &amp; spa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beach resort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karos village mali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ndian ocean resort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nfinity 180 aloniss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nternationa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international chauffeur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alamata 5 star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alamata luxury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allar chauffeur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ing george palace hotel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ing palace hotel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irman sidera luxury &amp; spa coral trave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os 5 star hotel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kos imperial thalasso grecotel luxury hote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a marquise faliraki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a marquise faliraki rhod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ast minute luxury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ast minute luxury trav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ast minute luxury vacation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ocal chauffeur servic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ocal spa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ocal spas and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famil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greece adults only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hote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hotels in ko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resorts adults only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ll inclusive resort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australian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escapes trav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getaway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greece holiday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holiday package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hotel deals near m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hotels greece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mountain chale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resort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resorts near yellowstone national park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retreats internationa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services for the wealthy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small group journey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trav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travel internationa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vacation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vacation packages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luxury villas in amalfi coas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chu picchu hotel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ldive luxury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lia ikaros beach resort sp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ndarin oriental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ndarin oriental spa pric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ayan riviera all inclusive resorts 5 sta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dern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amazing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beautiful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exclusiv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expensiv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expensive sandals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luxurious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luxurious sandals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ost relaxing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my persona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alladium hotel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allas luxury apartments ammouliani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chauffeur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driver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driver shofe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shofe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ersonal shofer drive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rivate island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rofessiona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rofessional chauffeur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professional driver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qualia resort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quintessentially concierge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dos palladium hote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manos kalamata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mantic all inclusive beach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yal airport concierge servi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yal blue resort heraklion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yal mansour pool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oyalton luxury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rural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ecret escapes greece all inclusiv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kyfall luxury suite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boutique hotel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group luxury tour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hotel in oia castl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hotels greece on the beach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eading hotels of the world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boutique hotel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hotel de witte leli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hotels athen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hotels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hotels of the world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mall luxury hotels travel agen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spa resort deal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he best adults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he royal blue resort heraklion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he white palac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20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25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5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5 star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luxury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rated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top romantic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ultra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upscale all inclusive resort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upscale beach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upscale resort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vacations to go crystal cruise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vale prestige chauffeurs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valet chauffeur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westin astir palace vouliagmeni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white palace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white palace hotel greece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white palace rethymnon</text:p>
          </table:table-cell>
        </table:table-row>
        <table:table-row table:style-name="ro2">
          <table:table-cell office:value-type="string" calcext:value-type="string">
            <text:p>-removedtrue</text:p>
          </table:table-cell>
          <table:table-cell office:value-type="string" calcext:value-type="string">
            <text:p><text:s/>world's best all inclusive reso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3T09:51:08.876638523</dc:date>
    <meta:editing-duration>PT44S</meta:editing-duration>
    <meta:editing-cycles>1</meta:editing-cycles>
    <meta:document-statistic meta:table-count="2" meta:cell-count="18116" meta:object-count="0"/>
    <meta:generator>LibreOffice/6.3.4.2$Linux_X86_64 LibreOffice_project/30$Build-2</meta:generator>
  </office:meta>
</office:document-meta>
</file>